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2.193cm" fo:min-width="0cm"/>
    </style:style>
    <style:style style:name="gr2" style:family="graphic" style:parent-style-name="standard">
      <style:graphic-properties draw:stroke="none" svg:stroke-color="#000000" draw:fill="none" draw:fill-color="#ffffff" fo:min-height="25.35cm"/>
    </style:style>
    <style:style style:name="gr3" style:family="graphic" style:parent-style-name="standard">
      <style:graphic-properties draw:stroke="none" svg:stroke-color="#000000" draw:fill="none" draw:fill-color="#ffffff" fo:min-height="4.609cm"/>
    </style:style>
    <style:style style:name="P1" style:family="paragraph">
      <style:text-properties fo:font-size="48pt" style:font-size-asian="48pt" style:font-size-complex="48pt"/>
    </style:style>
    <style:style style:name="P2" style:family="paragraph">
      <loext:graphic-properties draw:fill="none" draw:fill-color="#ffffff"/>
      <style:text-properties fo:font-size="48pt" style:font-size-asian="48pt" style:font-size-complex="48pt"/>
    </style:style>
    <style:style style:name="P3" style:family="paragraph">
      <style:paragraph-properties fo:margin-top="0.3cm" fo:margin-bottom="0cm"/>
      <style:text-properties fo:font-size="15pt" style:font-size-asian="15pt" style:font-size-complex="15pt"/>
    </style:style>
    <style:style style:name="P4" style:family="paragraph">
      <loext:graphic-properties draw:fill="none" draw:fill-color="#ffffff"/>
      <style:paragraph-properties fo:margin-top="0.3cm" fo:margin-bottom="0cm"/>
      <style:text-properties fo:font-size="15pt" style:font-size-asian="15pt" style:font-size-complex="15pt"/>
    </style:style>
    <style:style style:name="P5" style:family="paragraph">
      <style:text-properties fo:font-size="13pt" style:font-size-asian="13pt" style:font-size-complex="13pt"/>
    </style:style>
    <style:style style:name="P6" style:family="paragraph">
      <loext:graphic-properties draw:fill="none" draw:fill-color="#ffffff"/>
      <style:text-properties fo:font-size="13pt" style:font-size-asian="13pt" style:font-size-complex="13pt"/>
    </style:style>
    <style:style style:name="T1" style:family="text">
      <style:text-properties fo:font-size="48pt" style:font-size-asian="48pt" style:font-size-complex="48pt"/>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0.392cm" svg:height="2.443cm" svg:x="1.108cm" svg:y="1.2cm">
          <draw:text-box>
            <text:p text:style-name="P1"><text:span text:style-name="T1">Einkaufshilfe</text:span></text:p>
          </draw:text-box>
        </draw:frame>
        <draw:frame draw:style-name="gr2" draw:text-style-name="P4" draw:layer="layout" svg:width="19cm" svg:height="25.6cm" svg:x="1cm" svg:y="3.1cm">
          <draw:text-box>
            <text:p text:style-name="P3"><text:span text:style-name="T2">Liebe Nachbarn, liebe Nachbarinnen,</text:span></text:p>
            <text:p text:style-name="P3"><text:span text:style-name="T3">Dieser Tage dreht sich vieles um den neuen Coronavirus „Covid-19“. Fast jede Rundfunksendung, jedes zweite Gespräch und sogar unser Verhalten.</text:span></text:p>
            <text:p text:style-name="P3"><text:span text:style-name="T3">Wir glauben, dass keine Panik angebracht ist, sehr wohl aber eine gewisse Vorsicht.</text:span></text:p>
            <text:p text:style-name="P3"><text:span text:style-name="T3">Derzeit sollte unser Ziel vor allem sein, dass nicht viele Menschen gleichzeitig erkranken. So dass unser Gesundheitssystem unsere Ärzte und Krankenhäuser mit dieser Aufgabe auch zurecht kommen.</text:span></text:p>
            <text:p text:style-name="P3"><text:span text:style-name="T3">Darum ist die aktuelle Empfehlung besonders gefährdete Personen zu schonen und zu schützen und sie von Infektions-Gelegenheiten fern zu halten. Als besonders gefährdet gelten ältere Personen und Personen, die bereits krank sind.</text:span></text:p>
            <text:p text:style-name="P3"><text:span text:style-name="T3">In diesem Sinne möchten wir Ihnen allen anbieten Einkäufe zu erledigen, damit Sie sich nicht in die großen Menschengruppen in den Supermärkten begeben müssen. Hier geht es um Ihre Gesundheit (und nicht nur Erleichterung und Bequemlichkeit), bitte lehnen Sie diese Hilfe nicht aus Stolz ab!</text:span></text:p>
            <text:p text:style-name="P3"><text:span text:style-name="T3">Um so einen Einkauf möglichst reibungslos abzuwickeln, denken wir, ist es das Einfachste Sie werfen uns eine Einkaufsliste in den Briefkasten. Beachten Sie dabei bitte ein paar Punkte:</text:span></text:p>
            <text:p text:style-name="P3"><text:span text:style-name="T3"/></text:p>
            <text:p text:style-name="P3"><text:span text:style-name="T3"/></text:p>
            <text:p text:style-name="P3"><text:span text:style-name="T3"/></text:p>
            <text:p text:style-name="P3"><text:span text:style-name="T3"/></text:p>
            <text:p text:style-name="P3"><text:span text:style-name="T3">Bitte haben Sie Verständnis, dass es ein oder zwei Tage dauern kann, bis wir wirklich einkaufen, Donnerstags haben wir keine Zeit dazu und auch an anderen Tagen kann das vorkommen.</text:span></text:p>
            <text:p text:style-name="P3"><text:span text:style-name="T3">Sie müssen Ihrem Einkaufzettel kein Geld beilegen, wir können das auslegen und rechnen hinterher mit Ihnen ab.</text:span></text:p>
            <text:p text:style-name="P3"><text:span text:style-name="T3">Treffen wir Sie nicht an, legen wir Ihnen alles was nicht gekühlt werden muss vor die Tür, alles andere in unseren Kühlschrank (falls dort noch Platz ist).</text:span></text:p>
            <text:p text:style-name="P3"><text:span text:style-name="T3"/></text:p>
            <text:p text:style-name="P3"><text:span text:style-name="T3">Herzliche Grüße</text:span></text:p>
            <text:p text:style-name="P3"><text:span text:style-name="T3"/></text:p>
          </draw:text-box>
        </draw:frame>
        <draw:frame draw:style-name="gr3" draw:text-style-name="P6" draw:layer="layout" svg:width="18.3cm" svg:height="4.859cm" svg:x="1.7cm" svg:y="16.8cm">
          <draw:text-box>
            <text:list text:style-name="L1">
              <text:list-item>
                <text:p text:style-name="P5"><text:span text:style-name="T4">Notieren Sie ihren Namen!</text:span></text:p>
              </text:list-item>
              <text:list-item>
                <text:p text:style-name="P5"><text:span text:style-name="T5">Schreiben Sie </text:span><text:span text:style-name="T4">leserlich</text:span><text:span text:style-name="T5">.</text:span></text:p>
              </text:list-item>
              <text:list-item>
                <text:p text:style-name="P5"><text:span text:style-name="T6">Seien Sie </text:span><text:span text:style-name="T4">präzise</text:span><text:span text:style-name="T6">:</text:span></text:p>
                <text:list>
                  <text:list-item>
                    <text:p text:style-name="P5"><text:span text:style-name="T6">Geben Sie die </text:span><text:span text:style-name="T4">Menge</text:span><text:span text:style-name="T6"> an (am Besten in </text:span><text:span text:style-name="T6">Gramm/Liter, nicht in Packungen)</text:span></text:p>
                  </text:list-item>
                  <text:list-item>
                    <text:p text:style-name="P5"><text:span text:style-name="T6">Geben Sie die </text:span><text:span text:style-name="T4">Variante</text:span><text:span text:style-name="T6"> an, wenn es Ihnen </text:span><text:span text:style-name="T6">wichtig ist (z.B. 1,5% Fett, Bio, regional, </text:span><text:span text:style-name="T6">günstig, vegetarisch…)</text:span></text:p>
                  </text:list-item>
                  <text:list-item>
                    <text:p text:style-name="P5"><text:span text:style-name="T6">Geben Sie die </text:span><text:span text:style-name="T4">Marke</text:span><text:span text:style-name="T6"> an, wenn es Ihnen </text:span><text:span text:style-name="T6">wichtig ist (z.B. Oetker, Maggi, Persil…)</text:span></text:p>
                  </text:list-item>
                </text:list>
              </text:list-item>
              <text:list-item>
                <text:p text:style-name="P5"><text:span text:style-name="T6"/></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4T16:18:49.629239157</meta:creation-date>
    <dc:date>2020-03-14T22:38:39.429439740</dc:date>
    <meta:editing-duration>PT4H27M33S</meta:editing-duration>
    <meta:editing-cycles>6</meta:editing-cycles>
    <meta:generator>LibreOffice/6.0.7.3$Linux_X86_64 LibreOffice_project/00m0$Build-3</meta:generator>
    <meta:print-date>2020-03-14T18:45:34.499951321</meta:print-date>
    <meta:document-statistic meta:object-count="3"/>
  </office:meta>
</office:document-meta>
</file>